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11.56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6.68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18cm" fo:min-width="12.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1cm" fo:min-width="10.691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3cm" fo:min-width="15.057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714cm" fo:min-width="15.69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26cm" fo:min-width="15.69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21cm" fo:min-width="12.26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16.327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608cm" fo:min-width="16.327cm" loext:decorative="fals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16.328cm" loext:decorative="false"/>
      <style:paragraph-properties style:writing-mode="lr-tb"/>
    </style:style>
    <style:style style:name="gr1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893cm" fo:min-width="12.746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14.10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772cm" fo:min-width="10.278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37cm" fo:min-width="15.375cm" loext:decorative="false"/>
      <style:paragraph-properties style:writing-mode="lr-tb"/>
    </style:style>
    <style:style style:name="gr2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097cm" fo:min-width="11.84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2.065cm" svg:height="1.588cm" svg:x="3.54cm" svg:y="10.842cm">
            <text:p text:style-name="P1">Создание docker\nginx.conf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72cm" svg:y1="10.207cm" svg:x2="9.572cm" svg:y2="10.842cm">
            <text:p/>
          </draw:line>
        </draw:g>
        <draw:g draw:style-name="gr1">
          <draw:custom-shape draw:style-name="gr4" draw:text-style-name="P1" draw:layer="layout" svg:width="10.16cm" svg:height="1.905cm" svg:x="4.492cm" svg:y="1.317cm">
            <text:p text:style-name="P1">Инициализация проекта из otu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2" draw:text-style-name="P1" draw:layer="layout" svg:width="12.065cm" svg:height="1.588cm" svg:x="3.54cm" svg:y="3.857cm">
              <text:p text:style-name="P1">Добавление экшена hello в контроллер</text:p>
              <draw:enhanced-geometry svg:viewBox="0 0 21600 21600" draw:type="rectangle" draw:enhanced-path="M 0 0 L 21600 0 21600 21600 0 21600 0 0 Z N"/>
            </draw:custom-shape>
            <draw:line draw:style-name="gr3" draw:text-style-name="P2" draw:layer="layout" svg:x1="9.572cm" svg:y1="3.222cm" svg:x2="9.572cm" svg:y2="3.857cm">
              <text:p/>
            </draw:line>
          </draw:g>
          <draw:g draw:style-name="gr1">
            <draw:custom-shape draw:style-name="gr2" draw:text-style-name="P1" draw:layer="layout" svg:width="12.065cm" svg:height="1.588cm" svg:x="3.54cm" svg:y="6.079cm">
              <text:p text:style-name="P1">Регистрация данного endpoint в config/routes.yaml</text:p>
              <draw:enhanced-geometry svg:viewBox="0 0 21600 21600" draw:type="rectangle" draw:enhanced-path="M 0 0 L 21600 0 21600 21600 0 21600 0 0 Z N"/>
            </draw:custom-shape>
            <draw:line draw:style-name="gr3" draw:text-style-name="P2" draw:layer="layout" svg:x1="9.572cm" svg:y1="5.444cm" svg:x2="9.572cm" svg:y2="6.079cm">
              <text:p/>
            </draw:line>
          </draw:g>
          <draw:custom-shape draw:style-name="gr4" draw:text-style-name="P1" draw:layer="layout" svg:width="10.16cm" svg:height="1.905cm" svg:x="4.493cm" svg:y="1.317cm">
            <text:p text:style-name="P1">Инициализация проекта из otu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0.16cm" svg:height="1.905cm" svg:x="4.493cm" svg:y="1.317cm">
            <text:p text:style-name="P1">Инициализация проекта из otu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0.16cm" svg:height="1.905cm" svg:x="4.492cm" svg:y="15.922cm">
            <text:p text:style-name="P1">Создание сервиса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4" draw:text-style-name="P1" draw:layer="layout" svg:width="10.16cm" svg:height="1.905cm" svg:x="4.492cm" svg:y="8.302cm">
            <text:p text:style-name="P1">Создание docker-compose.ym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2" draw:text-style-name="P1" draw:layer="layout" svg:width="12.065cm" svg:height="1.588cm" svg:x="3.54cm" svg:y="13.065cm">
              <text:p text:style-name="P1">Создание docker\Dockerfile</text:p>
              <draw:enhanced-geometry svg:viewBox="0 0 21600 21600" draw:type="rectangle" draw:enhanced-path="M 0 0 L 21600 0 21600 21600 0 21600 0 0 Z N"/>
            </draw:custom-shape>
            <draw:line draw:style-name="gr3" draw:text-style-name="P2" draw:layer="layout" svg:x1="9.572cm" svg:y1="12.43cm" svg:x2="9.572cm" svg:y2="13.065cm">
              <text:p/>
            </draw:line>
          </draw:g>
        </draw:g>
        <draw:g draw:style-name="gr1">
          <draw:custom-shape draw:style-name="gr2" draw:text-style-name="P1" draw:layer="layout" svg:width="12.065cm" svg:height="1.588cm" svg:x="3.54cm" svg:y="18.462cm">
            <text:p text:style-name="P1">Исправление класса WorldController и добавление туда сервиса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72cm" svg:y1="17.827cm" svg:x2="9.572cm" svg:y2="18.462cm">
            <text:p/>
          </draw:line>
        </draw:g>
        <draw:g draw:style-name="gr1">
          <draw:custom-shape draw:style-name="gr2" draw:text-style-name="P1" draw:layer="layout" svg:width="12.065cm" svg:height="1.588cm" svg:x="3.54cm" svg:y="20.685cm">
            <text:p text:style-name="P1">Добавление использования сервиса в контроллере WorldController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72cm" svg:y1="20.05cm" svg:x2="9.572cm" svg:y2="20.685cm">
            <text:p/>
          </draw:line>
        </draw:g>
        <draw:g draw:style-name="gr1">
          <draw:custom-shape draw:style-name="gr5" draw:text-style-name="P1" draw:layer="layout" svg:width="12.7cm" svg:height="2.268cm" svg:x="2.905cm" svg:y="23.179cm">
            <text:p text:style-name="P1">Добавление <text:s/>в файл config/services.yaml описания сервиса с входным аргументом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254cm" svg:y1="22.272cm" svg:x2="9.254cm" svg:y2="23.179cm">
            <text:p/>
          </draw:line>
        </draw:g>
      </draw:page>
      <draw:page draw:name="page2" draw:style-name="dp1" draw:master-page-name="Default">
        <draw:custom-shape draw:style-name="gr6" draw:text-style-name="P1" draw:layer="layout" svg:width="15.825cm" svg:height="3.493cm" svg:x="2.905cm" svg:y="1.317cm">
          <text:p text:style-name="P1">Создаётся класс FormatService где можно добавить теги и вывести форматирование согласно этим тега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" draw:text-style-name="P1" draw:layer="layout" svg:width="15.557cm" svg:height="2.223cm" svg:x="3.223cm" svg:y="5.444cm">
            <text:p text:style-name="P1">Создается класс FormatServiceFactory где можно создать объект форматирования с различными тегами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0.843cm" svg:y1="4.809cm" svg:x2="10.843cm" svg:y2="5.444cm">
            <text:p/>
          </draw:line>
        </draw:g>
        <draw:g draw:style-name="gr1">
          <draw:custom-shape draw:style-name="gr9" draw:text-style-name="P1" draw:layer="layout" svg:width="16.193cm" svg:height="2.964cm" svg:x="3.222cm" svg:y="8.513cm">
            <text:p text:style-name="P1">Добавление новых сервисов форматтеров</text:p>
            <text:p text:style-name="P1">В config/services.yaml, где происходит инициализация сервисов FormatService, определенных в FormatServiceFactory 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1.154cm" svg:y1="7.667cm" svg:x2="11.154cm" svg:y2="8.514cm">
            <text:p/>
          </draw:line>
        </draw:g>
        <draw:g draw:style-name="gr1">
          <draw:custom-shape draw:style-name="gr10" draw:text-style-name="P1" draw:layer="layout" svg:width="16.193cm" svg:height="1.976cm" svg:x="3.222cm" svg:y="12.041cm">
            <text:p text:style-name="P1">Добавляем инъекцию конкретного форматтера в WorldController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1.154cm" svg:y1="11.477cm" svg:x2="11.154cm" svg:y2="12.041cm">
            <text:p/>
          </draw:line>
        </draw:g>
        <draw:g draw:style-name="gr1">
          <draw:custom-shape draw:style-name="gr11" draw:text-style-name="P1" draw:layer="layout" svg:width="18.048cm" svg:height="3.493cm" svg:x="1.952cm" svg:y="14.651cm">
            <text:p text:style-name="P1">Создаём сервис MessageService содержащий другие сервисы, добавляющий сервисы и использующий вложенные сервисы в своём методе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6.827cm" svg:height="1.905cm" svg:x="2.537cm" svg:y="19.096cm">
            <text:p text:style-name="P1">MessageService добавляем в контроллер WorldController вместе с сервисом FormatService.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2" draw:layer="layout" svg:x1="10.792cm" svg:y1="18.144cm" svg:x2="10.792cm" svg:y2="19.096cm">
            <text:p/>
          </draw:line>
          <draw:custom-shape draw:style-name="gr14" draw:text-style-name="P1" draw:layer="layout" svg:width="16.827cm" svg:height="2.858cm" svg:x="2.537cm" svg:y="21.636cm">
            <text:p text:style-name="P1">В файле config/services.yaml <text:s/>описываем сервис с именем list_formatter с секцией call, где происходит вызов метода сервиса setTag при его инстанцировании 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2" draw:layer="layout" svg:x1="10.792cm" svg:y1="21.001cm" svg:x2="10.792cm" svg:y2="21.636cm">
            <text:p/>
          </draw:line>
          <draw:custom-shape draw:style-name="gr16" draw:text-style-name="P1" draw:layer="layout" svg:width="16.828cm" svg:height="1.588cm" svg:x="2.219cm" svg:y="25.129cm">
            <text:p text:style-name="P1">В этом же файле config/service.yaml описываем инъекцию сервиса FormatService в WorldController</text:p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11cm" svg:y1="24.494cm" svg:x2="11.11cm" svg:y2="25.129cm">
            <text:p/>
          </draw:line>
        </draw:g>
      </draw:page>
      <draw:page draw:name="page3" draw:style-name="dp1" draw:master-page-name="Default">
        <draw:custom-shape draw:style-name="gr18" draw:text-style-name="P1" draw:layer="layout" svg:width="18.732cm" svg:height="4.445cm" svg:x="0.365cm" svg:y="1.635cm">
          <text:p text:style-name="P1">Создаём класс GreeterPass и FormatterPass релизующий интерфейс CompilerPassInterface для манипулирования в нём сервисами, которые уже опеределны в <text:s/>config/services.yam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14.605cm" svg:height="2.54cm" svg:x="1.952cm" svg:y="6.715cm">
          <text:p text:style-name="P1">Регистрируем данные классы в App\Kernel и наблюдаем результат примения данных классов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572cm" svg:y1="6.08cm" svg:x2="9.572cm" svg:y2="6.715cm">
          <text:p/>
        </draw:line>
        <draw:custom-shape draw:style-name="gr21" draw:text-style-name="P1" draw:layer="layout" svg:width="15.24cm" svg:height="2.858cm" svg:x="2.27cm" svg:y="10.842cm">
          <text:p text:style-name="P1">Добавляем свои опции (приоритеты) к тегам в config/services.yaml для всех классов Greeter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5.875cm" svg:height="1.587cm" svg:x="1.635cm" svg:y="14.335cm">
          <text:p text:style-name="P1">Используем данные аргументы в GreeterPass и видим результат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9.89cm" svg:y1="13.7cm" svg:x2="9.89cm" svg:y2="14.335cm">
          <text:p/>
        </draw:line>
      </draw:page>
      <draw:page draw:name="page4" draw:style-name="dp1" draw:master-page-name="Default">
        <draw:custom-shape draw:style-name="gr24" draw:text-style-name="P1" draw:layer="layout" svg:width="17.463cm" svg:height="1.905cm" svg:x="1.95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09:05.228060585</meta:creation-date>
    <meta:generator>LibreOffice/24.8.2.1$Linux_X86_64 LibreOffice_project/480$Build-1</meta:generator>
    <dc:date>2025-03-06T11:50:23.427566588</dc:date>
    <meta:editing-duration>PT1H30M3S</meta:editing-duration>
    <meta:editing-cycles>19</meta:editing-cycles>
    <meta:document-statistic meta:object-count="53"/>
  </office:meta>
</office:document-meta>
</file>